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0c492f"/>
    </style:style>
    <style:style style:name="P2" style:family="paragraph" style:parent-style-name="Text_20_body">
      <style:paragraph-properties fo:text-align="center" style:justify-single-word="false"/>
      <style:text-properties fo:font-weight="bold" officeooo:rsid="000c492f" officeooo:paragraph-rsid="000c492f" style:font-weight-asian="bold" style:font-weight-complex="bold"/>
    </style:style>
    <style:style style:name="P3" style:family="paragraph" style:parent-style-name="Text_20_body">
      <style:text-properties officeooo:paragraph-rsid="000cf22e"/>
    </style:style>
    <style:style style:name="T1" style:family="text">
      <style:text-properties officeooo:rsid="00099e0d"/>
    </style:style>
    <style:style style:name="T2" style:family="text">
      <style:text-properties officeooo:rsid="000add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 SUNNAH DAN BID’A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4. Dari Al-Irbadh bin Suriyah r.a berkata. <text:s/>Rasulullah s.a.w. pernah bersabda</text:span><text:bookmark text:name="docs-internal-guid-222bb1a7-29e8-e7a1-028c-bc5378b35411"/><text:span text:style-name="T1">: </text:span>"Saya berpesan kepada kamu sekalian, hendaklah kamu takut kepada Allah dan mendengarkan serta paruh, sekalipun kepada bangsa Habsy, karena sesungguhnya orang yang hidup antara kamu sekalian di kemudian aku, maka akan melihat perselisihan yang banyak maka dari itu hendaklah kamu sekalian berpegang- pada sunnahku dan sunnah para khalifah yang menetapi penunjuk yang benar, hendaklah kamu pegang teguh akan dia dan kamu gigi tlah dengan geraham-geraham gigi, dan kamu jauhilah akan perkara-perkara yang baru diada-adakan, karena sesungguhnya semua perkara - yang banu diadakan itu bid'ah, dan semua bid'ah in sesat."</text:p>
      <text:p text:style-name="Text_20_body">(Riwayat Ahmad).</text:p>
      <text:p text:style-name="Text_20_body">Dan di <text:span text:style-name="T1">l</text:span>ain <text:span text:style-name="T1">r</text:span>iwayat dari Al-'Irbadh juga- Rasulullah S.<text:span text:style-name="T1">A.</text:span>W. per<text:span text:style-name="T1">n</text:span>ah bersabda: Sesungguhnya aku meninggalkan kepada kamu sekalian atas putih, malamnya seperti siang<text:span text:style-name="T1">nya</text:span>, tidak menyimpang daripadanya kemudian aku-nanti- melainkan pasti binasa. orang yang hidup antara kamu -nanti akan melihat perselisihan yang banyak, mak<text:span text:style-name="T1">a dari itu h</text:span>eda<text:span text:style-name="T1">l</text:span>ah kamu sekalian - me<text:span text:style-name="T1">m</text:span>egan<text:span text:style-name="T1">g</text:span> apapa yang telah kamu <text:span text:style-name="T1">k</text:span>etahu<text:span text:style-name="T1">i daripada s</text:span>unnah k<text:span text:style-name="T1">u</text:span>, kamu gigitlah dia dengan geraha<text:span text:style-name="T1">m-</text:span>geraha<text:span text:style-name="T1">m</text:span>.” </text:p>
      <text:p text:style-name="P3"><text:span text:style-name="T1">(</text:span>Riwayat Ahmad</text:p>
      <text:p text:style-name="P3"/>
      <text:p text:style-name="P3"/>
      <text:p text:style-name="P3"><text:soft-page-break/></text:p>
      <text:p text:style-name="P3"/>
      <text:p text:style-name="P3"/>
      <text:p text:style-name="P3"/>
      <text:p text:style-name="P3"/>
      <text:p text:style-name="P3"/>
      <text:p text:style-name="P3"/>
      <text:p text:style-name="P3"><text:span text:style-name="T1">45. </text:span>Dari Jabir bin Abdillah <text:span text:style-name="T1">r</text:span>.a . berkata: Rasulullah s.a.w . pernah ber<text:span text:style-name="T1">s</text:span>ab<text:span text:style-name="T1">da: “ada</text:span>pun kemudian daripada itu. Sesungguhnya sebenar-benar perkataan itu ialah kitab Al<text:span text:style-name="T1">l</text:span>a<text:span text:style-name="T1">h</text:span>, dan sesungguhnya semulia-mulia petunjuk itu ialah petunjuk Muhammad, dan sejelek-jelek perkara itu yang diada-<text:span text:style-name="T1">a</text:span>dakan, dan ti<text:span text:style-name="T1">a</text:span>p-tiap yang diad<text:span text:style-name="T1">a-</text:span>ada<text:span text:style-name="T1">k</text:span>an <text:span text:style-name="T1">itu</text:span> bid’ah, dan tiap-tiap <text:span text:style-name="T1">bid’ah itu sesah, dan tiap-tiap</text:span> kesesatan itu di dalam ner<text:span text:style-name="T1">aka</text:span>.</text:p>
      <text:p text:style-name="Text_20_body">(Riwayat Musli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 text:name="docs-internal-guid-bc4ef811-29f0-0e1c-d19c-92abb316959b"/>46. Dari Ibnu Mas’ud r.<text:span text:style-name="T1">a</text:span>. herkata: Resulullah s.a.w. pernah bersabda : "Sesungguhnya tidak lain melainkan dua Perkataan dan petunjuk. Maka sebagus-bagus perkataan itu ialah firman Allah, dan sebaik-baik petunjuk itu ialah petunjuk Muhammad. Ketahuilah, hendaklah kamu menjauhi beberapa perkara yang diada-adakan, karena sesungguhnya sejelek-jelek perkara itu yang diada-adakan, dan tia<text:span text:style-name="T2">p</text:span>-tia<text:span text:style-name="T2">p</text:span> yang diad<text:span text:style-name="T2">a-</text:span>adakan itu bid'ah dan t<text:span text:style-name="T2">i</text:span>ap-<text:span text:style-name="T2">t</text:span>iap bid'ah itu Sesat".</text:p>
      <text:p text:style-name="Text_20_body">(Riwayat Ibnu Mujah).</text:p>
      <text:p text:style-name="Text_20_body"/>
      <text:p text:style-name="Text_20_body"/>
      <text:p text:style-name="Text_20_body"/>
      <text:p text:style-name="Text_20_body"/>
      <text:p text:style-name="Text_20_body"/>
      <text:p text:style-name="Text_20_body"><text:bookmark text:name="docs-internal-guid-bc4ef811-29f0-21cb-89eb-dc11cbecd951"/><text:soft-page-break/>47. Dari Seorang lelaki berkata: Rasulu'lah sa.w. pernah bersabda: “<text:span text:style-name="T2">kamu jauhilah</text:span> bid'ah-bid'ah, karena ses.angguhnya kiap-tiap bid'ah itu Sesat, dan tiap-tiap kesesata<text:span text:style-name="T2">n</text:span> berjalan -menuju- ke nereka."</text:p>
      <text:p text:style-name="Text_20_body">(Riwayat Ibnu 'Asaki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20:46:10.480314128</meta:creation-date>
    <dc:date>2018-03-16T00:49:30.325447808</dc:date>
    <meta:editing-duration>PT2H36M14S</meta:editing-duration>
    <meta:editing-cycles>4</meta:editing-cycles>
    <meta:generator>LibreOffice/6.0.0.3$Linux_X86_64 LibreOffice_project/64a0f66915f38c6217de274f0aa8e15618924765</meta:generator>
    <meta:document-statistic meta:table-count="0" meta:image-count="0" meta:object-count="0" meta:page-count="3" meta:paragraph-count="11" meta:word-count="318" meta:character-count="2321" meta:non-whitespace-character-count="2012"/>
  </office:meta>
</office:document-meta>
</file>